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in-height="0.433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4c7dc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27cm" svg:x="8.62cm" svg:y="1cm">
          <text:p text:style-name="P1">P0: init_circ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683cm" svg:y1="2.953cm" svg:x2="8.461cm" svg:y2="4.175cm" draw:start-shape="id1" draw:start-glue-point="2" draw:end-shape="id2" draw:end-glue-point="0" svg:d="M10683 2953v611h-2222v611" svg:viewBox="0 0 2223 1223">
          <text:p/>
        </draw:connector>
        <draw:frame draw:style-name="gr3" draw:text-style-name="P3" xml:id="id1" draw:id="id1" draw:layer="layout" svg:width="4.763cm" svg:height="0.683cm" svg:x="8.302cm" svg:y="2.27cm">
          <draw:text-box>
            <text:p><text:s text:c="3"/>MPI_Bcast(n_circles)</text:p>
          </draw:text-box>
        </draw:frame>
        <draw:custom-shape draw:style-name="gr1" draw:text-style-name="P2" draw:layer="layout" svg:width="4.128cm" svg:height="1.27cm" svg:x="1.635cm" svg:y="4.175cm">
          <text:p text:style-name="P1">P0: calc. start/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28cm" svg:height="1.27cm" svg:x="6.397cm" svg:y="4.175cm">
          <text:p text:style-name="P1">P1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28cm" svg:height="1.27cm" svg:x="11.159cm" svg:y="4.175cm">
          <text:p text:style-name="P1">P2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28cm" svg:height="1.27cm" svg:x="15.922cm" svg:y="4.175cm">
          <text:p text:style-name="P1">Pn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683cm" svg:y1="2.953cm" svg:x2="13.223cm" svg:y2="4.175cm" draw:start-shape="id1" draw:start-glue-point="2" draw:end-shape="id3" draw:end-glue-point="0" svg:d="M10683 2953v611h2540v611" svg:viewBox="0 0 2541 1223">
          <text:p/>
        </draw:connector>
        <draw:connector draw:style-name="gr2" draw:text-style-name="P1" draw:layer="layout" svg:x1="10.683cm" svg:y1="2.953cm" svg:x2="17.986cm" svg:y2="4.175cm" draw:start-shape="id1" draw:start-glue-point="2" draw:end-shape="id4" draw:end-glue-point="0" svg:d="M10683 2953v611h7303v611" svg:viewBox="0 0 7304 1223">
          <text:p/>
        </draw:connector>
        <draw:connector draw:style-name="gr2" draw:text-style-name="P1" draw:layer="layout" svg:x1="3.698cm" svg:y1="6.128cm" svg:x2="8.461cm" svg:y2="7.302cm" draw:start-shape="id5" draw:start-glue-point="2" draw:end-shape="id6" draw:end-glue-point="0" svg:d="M3698 6128v587h4763v587" svg:viewBox="0 0 4764 1175">
          <text:p/>
        </draw:connector>
        <draw:frame draw:style-name="gr3" draw:text-style-name="P3" xml:id="id5" draw:id="id5" draw:layer="layout" svg:width="4.763cm" svg:height="0.683cm" svg:x="1.317cm" svg:y="5.445cm">
          <draw:text-box>
            <text:p><text:s text:c="5"/>MPI_Bcast(circles)</text:p>
          </draw:text-box>
        </draw:frame>
        <draw:custom-shape draw:style-name="gr1" draw:text-style-name="P2" draw:layer="layout" svg:width="4.128cm" svg:height="1.27cm" svg:x="1.635cm" svg:y="7.302cm">
          <text:p text:style-name="P1">P0: reset_dspls </text:p>
          <text:p text:style-name="P1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6" draw:id="id6" draw:layer="layout" svg:width="4.128cm" svg:height="1.27cm" svg:x="6.397cm" svg:y="7.302cm">
          <text:p text:style-name="P4"><text:span text:style-name="T1">P1: </text:span>reset_dspls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4.128cm" svg:height="1.27cm" svg:x="11.159cm" svg:y="7.302cm">
          <text:p text:style-name="P4"><text:span text:style-name="T1">P2: reset_dspls</text:span>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4.128cm" svg:height="1.27cm" svg:x="15.922cm" svg:y="7.302cm">
          <text:p text:style-name="P4"><text:span text:style-name="T1">Pn: </text:span>reset_dspls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8cm" svg:y1="6.128cm" svg:x2="13.223cm" svg:y2="7.302cm" draw:start-shape="id5" draw:start-glue-point="2" draw:end-shape="id7" draw:end-glue-point="0" svg:d="M3698 6128v587h9525v587" svg:viewBox="0 0 9526 1175">
          <text:p/>
        </draw:connector>
        <draw:connector draw:style-name="gr2" draw:text-style-name="P1" draw:layer="layout" svg:x1="3.698cm" svg:y1="6.128cm" svg:x2="17.986cm" svg:y2="7.302cm" draw:start-shape="id5" draw:start-glue-point="2" draw:end-shape="id8" draw:end-glue-point="0" svg:d="M3698 6128v587h14288v587" svg:viewBox="0 0 14289 1175">
          <text:p/>
        </draw:connector>
        <draw:custom-shape draw:style-name="gr1" draw:text-style-name="P2" xml:id="id9" draw:id="id9" draw:layer="layout" svg:width="4.128cm" svg:height="1.27cm" svg:x="1.635cm" svg:y="10.525cm">
          <text:p text:style-name="P1">P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xml:id="id18" draw:id="id18" draw:layer="layout" svg:width="4.763cm" svg:height="0.683cm" svg:x="1.317cm" svg:y="9.842cm">
          <draw:text-box>
            <text:p><text:s/>MPI_Reduce(overlaps)</text:p>
          </draw:text-box>
        </draw:frame>
        <draw:frame draw:style-name="gr3" draw:text-style-name="P3" xml:id="id10" draw:id="id10" draw:layer="layout" svg:width="5.08cm" svg:height="0.683cm" svg:x="8.302cm" svg:y="13.017cm">
          <draw:text-box>
            <text:p><text:s text:c="3"/>MPI_Allgather(circles)</text:p>
          </draw:text-box>
        </draw:frame>
        <draw:custom-shape draw:style-name="gr7" draw:text-style-name="P5" xml:id="id11" draw:id="id11" draw:layer="layout" svg:width="4.128cm" svg:height="1.27cm" svg:x="6.397cm" svg:y="10.525cm">
          <text:p text:style-name="P4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2" draw:id="id12" draw:layer="layout" svg:width="4.128cm" svg:height="1.27cm" svg:x="11.159cm" svg:y="10.525cm">
          <text:p text:style-name="P4"><text:span text:style-name="T1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3" draw:id="id13" draw:layer="layout" svg:width="4.128cm" svg:height="1.27cm" svg:x="15.922cm" svg:y="10.525cm">
          <text:p text:style-name="P4"><text:span text:style-name="T1">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9cm" svg:y1="11.795cm" svg:x2="10.842cm" svg:y2="13.017cm" draw:start-shape="id9" draw:start-glue-point="2" draw:end-shape="id10" draw:end-glue-point="0" svg:d="M3699 11795v612h7143v610" svg:viewBox="0 0 7144 1223">
          <text:p/>
        </draw:connector>
        <draw:connector draw:style-name="gr2" draw:text-style-name="P1" draw:layer="layout" svg:x1="8.461cm" svg:y1="11.795cm" svg:x2="10.842cm" svg:y2="13.017cm" draw:start-shape="id11" draw:start-glue-point="2" draw:end-shape="id10" draw:end-glue-point="0" svg:d="M8461 11795v612h2381v610" svg:viewBox="0 0 2382 1223">
          <text:p/>
        </draw:connector>
        <draw:connector draw:style-name="gr2" draw:text-style-name="P1" draw:layer="layout" svg:x1="13.223cm" svg:y1="11.795cm" svg:x2="10.842cm" svg:y2="13.017cm" draw:start-shape="id12" draw:start-glue-point="2" draw:end-shape="id10" draw:end-glue-point="0" svg:d="M13223 11795v612h-2381v610" svg:viewBox="0 0 2382 1223">
          <text:p/>
        </draw:connector>
        <draw:connector draw:style-name="gr2" draw:text-style-name="P1" draw:layer="layout" svg:x1="17.986cm" svg:y1="11.795cm" svg:x2="10.842cm" svg:y2="13.017cm" draw:start-shape="id13" draw:start-glue-point="2" draw:end-shape="id10" draw:end-glue-point="0" svg:d="M17986 11795v612h-7144v610" svg:viewBox="0 0 7145 1223">
          <text:p/>
        </draw:connector>
        <draw:custom-shape draw:style-name="gr1" draw:text-style-name="P2" xml:id="id14" draw:id="id14" draw:layer="layout" svg:width="4.128cm" svg:height="1.27cm" svg:x="1.635cm" svg:y="14.97cm">
          <text:p text:style-name="P1">P0: move_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5" draw:id="id15" draw:layer="layout" svg:width="4.128cm" svg:height="1.27cm" svg:x="6.397cm" svg:y="14.97cm">
          <text:p text:style-name="P4"><text:span text:style-name="T1">P1: move_circ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6" draw:id="id16" draw:layer="layout" svg:width="4.128cm" svg:height="1.27cm" svg:x="11.159cm" svg:y="14.97cm">
          <text:p text:style-name="P4"><text:span text:style-name="T1">P2: move_circ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7" draw:id="id17" draw:layer="layout" svg:width="4.128cm" svg:height="1.27cm" svg:x="15.922cm" svg:y="14.97cm">
          <text:p text:style-name="P4"><text:span text:style-name="T1">Pn: move_circ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842cm" svg:y1="13.7cm" svg:x2="3.699cm" svg:y2="14.97cm" draw:start-shape="id10" draw:start-glue-point="2" draw:end-shape="id14" draw:end-glue-point="0" svg:d="M10842 13700v635h-7143v635" svg:viewBox="0 0 7144 1271">
          <text:p/>
        </draw:connector>
        <draw:connector draw:style-name="gr2" draw:text-style-name="P1" draw:layer="layout" svg:x1="10.842cm" svg:y1="13.7cm" svg:x2="8.461cm" svg:y2="14.97cm" draw:start-shape="id10" draw:start-glue-point="2" draw:end-shape="id15" draw:end-glue-point="0" svg:d="M10842 13700v635h-2381v635" svg:viewBox="0 0 2382 1271">
          <text:p/>
        </draw:connector>
        <draw:connector draw:style-name="gr2" draw:text-style-name="P1" draw:layer="layout" svg:x1="10.842cm" svg:y1="13.7cm" svg:x2="13.223cm" svg:y2="14.97cm" draw:start-shape="id10" draw:start-glue-point="2" draw:end-shape="id16" draw:end-glue-point="0" svg:d="M10842 13700v635h2381v635" svg:viewBox="0 0 2382 1271">
          <text:p/>
        </draw:connector>
        <draw:connector draw:style-name="gr2" draw:text-style-name="P1" draw:layer="layout" svg:x1="10.842cm" svg:y1="13.7cm" svg:x2="17.986cm" svg:y2="14.97cm" draw:start-shape="id10" draw:start-glue-point="2" draw:end-shape="id17" draw:end-glue-point="0" svg:d="M10842 13700v635h7144v635" svg:viewBox="0 0 7145 1271">
          <text:p/>
        </draw:connector>
        <draw:connector draw:style-name="gr2" draw:text-style-name="P1" draw:layer="layout" svg:x1="3.698cm" svg:y1="9.842cm" svg:x2="8.461cm" svg:y2="8.572cm" draw:start-shape="id18" draw:start-glue-point="0" draw:end-shape="id6" draw:end-glue-point="2" svg:d="M3698 9842v-634h4763v-636" svg:viewBox="0 0 4764 1271">
          <text:p/>
        </draw:connector>
        <draw:connector draw:style-name="gr2" draw:text-style-name="P1" draw:layer="layout" svg:x1="3.698cm" svg:y1="9.842cm" svg:x2="13.223cm" svg:y2="8.572cm" draw:start-shape="id18" draw:start-glue-point="0" draw:end-shape="id7" draw:end-glue-point="2" svg:d="M3698 9842v-634h9525v-636" svg:viewBox="0 0 9526 1271">
          <text:p/>
        </draw:connector>
        <draw:connector draw:style-name="gr2" draw:text-style-name="P1" draw:layer="layout" svg:x1="3.698cm" svg:y1="9.842cm" svg:x2="17.986cm" svg:y2="8.572cm" draw:start-shape="id18" draw:start-glue-point="0" draw:end-shape="id8" draw:end-glue-point="2" svg:d="M3698 9842v-634h14288v-636" svg:viewBox="0 0 14289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textarea-horizontal-align="justify" draw:auto-grow-height="tru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21:15.920906764</meta:creation-date>
    <dc:date>2024-07-09T19:37:40.865851229</dc:date>
    <meta:editing-duration>PT3H9M9S</meta:editing-duration>
    <meta:editing-cycles>18</meta:editing-cycles>
    <meta:generator>LibreOffice/24.2.4.2$Linux_X86_64 LibreOffice_project/420$Build-2</meta:generator>
    <meta:document-statistic meta:object-count="38"/>
  </office:meta>
</office:document-meta>
</file>